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officeooo:paragraph-rsid="019f856d" style:font-size-asian="12pt" style:font-size-complex="12pt"/>
    </style:style>
    <style:style style:name="P3" style:family="paragraph" style:parent-style-name="Standard">
      <style:text-properties style:font-name="Arial" fo:font-size="12pt" officeooo:paragraph-rsid="01b19903" style:font-size-asian="12pt" style:font-size-complex="12pt"/>
    </style:style>
    <style:style style:name="P4" style:family="paragraph" style:parent-style-name="spis_5f_kn" style:master-page-name="">
      <style:paragraph-properties fo:margin-left="0cm" fo:margin-right="0cm" fo:text-indent="0cm" style:auto-text-indent="false" style:page-number="auto" text:number-lines="false" text:line-number="0">
        <style:tab-stops>
          <style:tab-stop style:position="16.999cm" style:type="right" style:leader-style="dotted" style:leader-text="."/>
        </style:tab-stops>
      </style:paragraph-properties>
      <style:text-properties style:font-name="Arial" fo:font-size="12pt" fo:language="zxx" fo:country="none" fo:font-weight="bold" officeooo:paragraph-rsid="019f856d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b6c8e2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d26f81" style:font-size-asian="10pt" style:font-weight-asian="bold" style:font-size-complex="10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1e25b15" style:font-size-asian="10pt" style:font-weight-asian="bold" style:font-size-complex="10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2259cd2" style:font-size-asian="10pt" style:font-weight-asian="bold" style:font-size-complex="10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22b0e46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fo:font-weight="bold" officeooo:paragraph-rsid="01d9d71e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0pt" fo:font-weight="bold" officeooo:paragraph-rsid="01e70f52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" fo:font-size="10pt" fo:font-weight="bold" officeooo:paragraph-rsid="01ea474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" fo:font-size="10pt" fo:font-weight="bold" officeooo:paragraph-rsid="01ed2192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" fo:font-size="10pt" fo:font-weight="bold" officeooo:paragraph-rsid="01ee3c6e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0pt" fo:font-weight="bold" officeooo:paragraph-rsid="01f0245b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b6a124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" fo:font-size="10pt" fo:font-weight="bold" officeooo:paragraph-rsid="021e12ba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fo:font-weight="bold" officeooo:paragraph-rsid="02188a12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fo:font-size="10pt" fo:font-weight="bold" officeooo:paragraph-rsid="0218cfc3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Arial" fo:font-size="10pt" fo:font-weight="bold" officeooo:paragraph-rsid="021ab7e1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" fo:font-size="10pt" fo:font-weight="bold" officeooo:paragraph-rsid="02237f45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259cd2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2b0e46" style:font-size-asian="10pt" style:font-weight-asian="bold" style:font-size-complex="10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31ac26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Arial" fo:font-size="10pt" officeooo:paragraph-rsid="01e70f52" style:font-size-asian="10pt" style:font-size-complex="10pt"/>
    </style:style>
    <style:style style:name="P26" style:family="paragraph" style:parent-style-name="Standard">
      <style:text-properties style:font-name="Arial" fo:font-size="10pt" officeooo:paragraph-rsid="01ea4749" style:font-size-asian="10pt" style:font-size-complex="10pt"/>
    </style:style>
    <style:style style:name="P27" style:family="paragraph" style:parent-style-name="Standard">
      <style:text-properties style:font-name="Arial" fo:font-size="10pt" officeooo:paragraph-rsid="01ed2192" style:font-size-asian="10pt" style:font-size-complex="10pt"/>
    </style:style>
    <style:style style:name="P28" style:family="paragraph" style:parent-style-name="Standard">
      <style:text-properties style:font-name="Arial" fo:font-size="10pt" officeooo:paragraph-rsid="01ee3c6e" style:font-size-asian="10pt" style:font-size-complex="10pt"/>
    </style:style>
    <style:style style:name="P29" style:family="paragraph" style:parent-style-name="Standard">
      <style:text-properties style:font-name="Arial" fo:font-size="10pt" officeooo:paragraph-rsid="01f0245b" style:font-size-asian="10pt" style:font-size-complex="10pt"/>
    </style:style>
    <style:style style:name="P30" style:family="paragraph" style:parent-style-name="Standard">
      <style:text-properties style:font-name="Arial" fo:font-size="10pt" officeooo:paragraph-rsid="02188a12" style:font-size-asian="10pt" style:font-size-complex="10pt"/>
    </style:style>
    <style:style style:name="P31" style:family="paragraph" style:parent-style-name="Standard">
      <style:text-properties style:font-name="Arial" fo:font-size="10pt" officeooo:paragraph-rsid="0218cfc3" style:font-size-asian="10pt" style:font-size-complex="10pt"/>
    </style:style>
    <style:style style:name="P32" style:family="paragraph" style:parent-style-name="Standard">
      <style:text-properties style:font-name="Arial" fo:font-size="10pt" officeooo:paragraph-rsid="021e12ba" style:font-size-asian="10pt" style:font-size-complex="10pt"/>
    </style:style>
    <style:style style:name="P33" style:family="paragraph" style:parent-style-name="Standard">
      <style:text-properties style:font-name="Arial" fo:font-size="10pt" officeooo:rsid="0222c92d" officeooo:paragraph-rsid="0222c92d" style:font-size-asian="10pt" style:font-size-complex="10pt"/>
    </style:style>
    <style:style style:name="P34" style:family="paragraph" style:parent-style-name="Standard">
      <style:text-properties style:font-name="Arial" fo:font-size="10pt" officeooo:paragraph-rsid="02237f45" style:font-size-asian="10pt" style:font-size-complex="10pt"/>
    </style:style>
    <style:style style:name="P35" style:family="paragraph" style:parent-style-name="spis_5f_kn" style:master-page-name="">
      <style:paragraph-properties fo:margin-left="0cm" fo:margin-right="0cm" fo:text-indent="0cm" style:auto-text-indent="false" style:page-number="auto" text:number-lines="false" text:line-number="0">
        <style:tab-stops>
          <style:tab-stop style:position="16.999cm" style:type="right" style:leader-style="dotted" style:leader-text="."/>
        </style:tab-stops>
      </style:paragraph-properties>
      <style:text-properties style:font-name="Arial" fo:language="zxx" fo:country="none" fo:font-weight="bold" officeooo:paragraph-rsid="01faccf7" style:language-asian="zxx" style:country-asian="none" style:font-weight-asian="bold" style:font-name-complex="Tahoma" style:language-complex="zxx" style:country-complex="none" style:font-weight-complex="bold"/>
    </style:style>
    <style:style style:name="P36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7" style:family="paragraph" style:parent-style-name="spis_5f_kn">
      <style:text-properties officeooo:paragraph-rsid="019f856d"/>
    </style:style>
    <style:style style:name="P38" style:family="paragraph" style:parent-style-name="Standard">
      <style:text-properties officeooo:paragraph-rsid="01a09f63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a124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8c432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c8e2"/>
    </style:style>
    <style:style style:name="P42" style:family="paragraph" style:parent-style-name="Standard">
      <style:text-properties officeooo:paragraph-rsid="01a2465a"/>
    </style:style>
    <style:style style:name="P43" style:family="paragraph" style:parent-style-name="Standard">
      <style:text-properties officeooo:paragraph-rsid="01c2cb39"/>
    </style:style>
    <style:style style:name="P44" style:family="paragraph" style:parent-style-name="Standard">
      <style:text-properties officeooo:paragraph-rsid="01c466cf"/>
    </style:style>
    <style:style style:name="P4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974c"/>
    </style:style>
    <style:style style:name="P4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a44e"/>
    </style:style>
    <style:style style:name="P47" style:family="paragraph" style:parent-style-name="Standard">
      <style:text-properties officeooo:paragraph-rsid="01d07f61"/>
    </style:style>
    <style:style style:name="P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d26f81"/>
    </style:style>
    <style:style style:name="P49" style:family="paragraph" style:parent-style-name="Standard">
      <style:text-properties officeooo:paragraph-rsid="01d7b9c7"/>
    </style:style>
    <style:style style:name="P50" style:family="paragraph" style:parent-style-name="Standard">
      <style:text-properties officeooo:paragraph-rsid="01d8271b"/>
    </style:style>
    <style:style style:name="P51" style:family="paragraph" style:parent-style-name="Standard">
      <style:text-properties officeooo:paragraph-rsid="01d9d71e"/>
    </style:style>
    <style:style style:name="P52" style:family="paragraph" style:parent-style-name="Standard">
      <style:text-properties officeooo:paragraph-rsid="01e70f52"/>
    </style:style>
    <style:style style:name="P5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f8eb24"/>
    </style:style>
    <style:style style:name="P5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057326"/>
    </style:style>
    <style:style style:name="P5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8537b"/>
    </style:style>
    <style:style style:name="P5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cc89c"/>
    </style:style>
    <style:style style:name="P57" style:family="paragraph" style:parent-style-name="Heading_20_1">
      <style:text-properties officeooo:paragraph-rsid="01ea4749"/>
    </style:style>
    <style:style style:name="P5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8e38c"/>
    </style:style>
    <style:style style:name="P5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33da25"/>
    </style:style>
    <style:style style:name="P6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353d5a"/>
    </style:style>
    <style:style style:name="P6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36ec05"/>
    </style:style>
    <style:style style:name="P62" style:family="paragraph" style:parent-style-name="Standard">
      <style:text-properties officeooo:paragraph-rsid="01a09f63"/>
    </style:style>
    <style:style style:name="P6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c8e2"/>
    </style:style>
    <style:style style:name="P6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cc89c"/>
    </style:style>
    <style:style style:name="P65" style:family="paragraph" style:parent-style-name="Standard">
      <style:text-properties style:font-name="Arial" fo:font-size="10pt" fo:font-weight="bold" officeooo:paragraph-rsid="021e12ba" style:font-size-asian="10pt" style:font-weight-asian="bold" style:font-size-complex="10pt" style:font-weight-complex="bold"/>
    </style:style>
    <style:style style:name="P66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33333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333333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333333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333333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8" style:family="text">
      <style:text-properties fo:font-variant="normal" fo:text-transform="none" fo:color="#333333" loext:opacity="100%" fo:font-size="10pt" fo:letter-spacing="normal" fo:font-style="normal" fo:font-weight="normal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333333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00000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00" loext:opacity="100%" style:font-name="Arial" fo:font-size="10pt" fo:letter-spacing="normal" fo:font-style="normal" fo:font-weight="normal" officeooo:rsid="01dc1c75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000000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000000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fo:color="#000000" loext:opacity="100%" style:font-name="Arial" fo:font-size="10pt" fo:letter-spacing="normal" fo:font-style="normal" fo:font-weight="bold" officeooo:rsid="01cf974c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000000" loext:opacity="100%" style:font-name="Arial" fo:font-size="10pt" fo:letter-spacing="normal" fo:font-style="normal" fo:font-weight="bold" officeooo:rsid="01d26f81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000000" loext:opacity="100%" style:font-name="Arial" fo:font-size="10pt" fo:letter-spacing="normal" fo:font-style="normal" fo:font-weight="bold" officeooo:rsid="01dc1c75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000000" loext:opacity="100%" style:font-name="Arial" fo:font-size="10pt" fo:letter-spacing="normal" fo:font-style="normal" fo:font-weight="bold" officeooo:rsid="01f5523d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fo:color="#000000" loext:opacity="100%" style:font-name="Arial" fo:font-size="10pt" fo:letter-spacing="normal" fo:font-style="normal" fo:font-weight="bold" officeooo:rsid="0228537b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000000" loext:opacity="100%" style:font-name="Arial" fo:font-size="10pt" fo:letter-spacing="normal" fo:font-style="normal" fo:font-weight="bold" officeooo:rsid="01aba723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000000" loext:opacity="100%" style:font-name="Arial" fo:font-size="10pt" fo:letter-spacing="normal" fo:font-style="normal" fo:font-weight="bold" officeooo:rsid="019b3425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000000" loext:opacity="100%" style:font-name="Arial" fo:font-size="10pt" fo:letter-spacing="normal" fo:font-style="normal" fo:font-weight="bold" officeooo:rsid="019b3425" style:font-size-asian="8.75pt" style:font-weight-asian="bold" style:font-size-complex="10pt" style:font-weight-complex="bold"/>
    </style:style>
    <style:style style:name="T22" style:family="text">
      <style:text-properties fo:font-variant="normal" fo:text-transform="none" fo:color="#000000" loext:opacity="100%" style:font-name="Arial" fo:font-size="10pt" fo:letter-spacing="normal" fo:font-style="normal" fo:font-weight="bold" officeooo:rsid="01d07f61" style:font-size-asian="8.75pt" style:font-weight-asian="bold" style:font-size-complex="10pt" style:font-weight-complex="bold"/>
    </style:style>
    <style:style style:name="T23" style:family="text">
      <style:text-properties fo:font-variant="normal" fo:text-transform="none" fo:color="#000000" loext:opacity="100%" style:font-name="Arial" fo:font-size="10pt" fo:letter-spacing="normal" fo:font-style="normal" officeooo:rsid="01dc1c75" style:font-size-asian="10pt" style:font-size-complex="10pt"/>
    </style:style>
    <style:style style:name="T24" style:family="text">
      <style:text-properties fo:font-variant="normal" fo:text-transform="none" fo:color="#000000" loext:opacity="100%" style:font-name="Arial" fo:font-size="10pt" fo:letter-spacing="normal" fo:font-weight="normal" officeooo:rsid="019f856d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color="#000000" loext:opacity="100%" fo:font-size="10pt" fo:letter-spacing="normal" fo:font-style="normal" fo:font-weight="bold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80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fo:color="#000080" loext:opacity="100%" style:font-name="Arial" fo:font-size="10pt" fo:letter-spacing="normal" fo:font-style="normal" fo:font-weight="normal" officeooo:rsid="01dc1c75" style:font-size-asian="10pt" style:font-weight-asian="normal" style:font-size-complex="10pt" style:font-weight-complex="normal"/>
    </style:style>
    <style:style style:name="T28" style:family="text">
      <style:text-properties fo:font-variant="normal" fo:text-transform="none" fo:color="#00008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000080" loext:opacity="100%" style:font-name="Arial" fo:font-size="10pt" fo:letter-spacing="normal" fo:font-style="normal" fo:font-weight="normal" officeooo:rsid="01a76b26" style:font-size-asian="10pt" style:font-weight-asian="normal" style:font-size-complex="10pt" style:font-weight-complex="normal"/>
    </style:style>
    <style:style style:name="T30" style:family="text">
      <style:text-properties fo:font-variant="normal" fo:text-transform="none" fo:color="#000080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31" style:family="text">
      <style:text-properties fo:font-variant="normal" fo:text-transform="none" fo:color="#000080" loext:opacity="100%" style:font-name="Arial" fo:font-size="10pt" fo:letter-spacing="normal" fo:font-style="normal" officeooo:rsid="01dc1c75" style:font-size-asian="10pt" style:font-size-complex="10pt"/>
    </style:style>
    <style:style style:name="T32" style:family="text">
      <style:text-properties fo:font-variant="normal" fo:text-transform="none" fo:color="#000080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33" style:family="text">
      <style:text-properties fo:color="#333333" loext:opacity="100%" style:font-name="Arial"/>
    </style:style>
    <style:style style:name="T34" style:family="text">
      <style:text-properties officeooo:rsid="001f7693"/>
    </style:style>
    <style:style style:name="T35" style:family="text">
      <style:text-properties officeooo:rsid="019f856d"/>
    </style:style>
    <style:style style:name="T36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7" style:family="text">
      <style:text-properties style:font-name="Arial" fo:font-size="10pt" fo:font-weight="normal" officeooo:rsid="01d9d71e" style:font-size-asian="10pt" style:font-weight-asian="normal" style:font-size-complex="10pt" style:font-weight-complex="normal"/>
    </style:style>
    <style:style style:name="T38" style:family="text">
      <style:text-properties style:font-name="Arial" fo:font-size="10pt" fo:font-weight="normal" officeooo:rsid="02057326" style:font-size-asian="10pt" style:font-weight-asian="normal" style:font-size-complex="10pt" style:font-weight-complex="normal"/>
    </style:style>
    <style:style style:name="T3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0" style:family="text">
      <style:text-properties style:font-name="Arial" fo:font-size="10pt" fo:font-weight="bold" officeooo:rsid="01d7b9c7" style:font-size-asian="10pt" style:font-weight-asian="bold" style:font-size-complex="10pt" style:font-weight-complex="bold"/>
    </style:style>
    <style:style style:name="T41" style:family="text">
      <style:text-properties style:font-name="Arial" fo:font-size="10pt" fo:font-weight="bold" officeooo:rsid="01d8271b" style:font-size-asian="10pt" style:font-weight-asian="bold" style:font-size-complex="10pt" style:font-weight-complex="bold"/>
    </style:style>
    <style:style style:name="T42" style:family="text">
      <style:text-properties style:font-name="Arial" fo:font-size="10pt" fo:font-weight="bold" officeooo:rsid="01d9d71e" style:font-size-asian="10pt" style:font-weight-asian="bold" style:font-size-complex="10pt" style:font-weight-complex="bold"/>
    </style:style>
    <style:style style:name="T43" style:family="text">
      <style:text-properties style:font-name="Arial" fo:font-size="10pt" fo:font-weight="bold" officeooo:rsid="01f4261d" style:font-size-asian="10pt" style:font-weight-asian="bold" style:font-size-complex="10pt" style:font-weight-complex="bold"/>
    </style:style>
    <style:style style:name="T44" style:family="text">
      <style:text-properties style:font-name="Arial" fo:font-size="10pt" fo:font-weight="bold" officeooo:rsid="01c0dbc6" style:font-size-asian="10pt" style:font-weight-asian="bold" style:font-size-complex="10pt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officeooo:rsid="02057326"/>
    </style:style>
    <style:style style:name="T47" style:family="text">
      <style:text-properties fo:color="#000080" loext:opacity="100%" style:font-name="Arial" fo:font-size="10pt" fo:font-weight="normal" style:font-size-asian="10pt" style:font-weight-asian="normal" style:font-size-complex="10pt" style:font-weight-complex="normal"/>
    </style:style>
    <style:style style:name="T48" style:family="text">
      <style:text-properties officeooo:rsid="0218cfc3"/>
    </style:style>
    <style:style style:name="T49" style:family="text">
      <style:text-properties officeooo:rsid="0220f4f6"/>
    </style:style>
    <style:style style:name="T50" style:family="text">
      <style:text-properties fo:color="#000000" loext:opacity="100%" officeooo:rsid="019f856d"/>
    </style:style>
    <style:style style:name="T51" style:family="text">
      <style:text-properties fo:color="#000000" loext:opacity="100%" officeooo:rsid="001f7693"/>
    </style:style>
    <style:style style:name="T52" style:family="text">
      <style:text-properties fo:color="#000000" loext:opacity="100%" officeooo:rsid="01b8c432"/>
    </style:style>
    <style:style style:name="T53" style:family="text">
      <style:text-properties officeooo:rsid="0231ac2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spis_5f_kn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h text:style-name="P36" text:outline-level="1"><text:a xlink:type="simple" xlink:href="#__RefHeading___Toc439_4233216564" text:style-name="Index_20_Link" text:visited-style-name="Index_20_Link">1. JAVA<text:tab/>1</text:a></text:h>
          <text:h text:style-name="P36" text:outline-level="1"><text:a xlink:type="simple" xlink:href="#__RefHeading___Toc1577_3840347627%20kopia%201" text:style-name="Index_20_Link" text:visited-style-name="Index_20_Link">2. SQL i NoSQL<text:tab/>1</text:a></text:h>
          <text:h text:style-name="P36" text:outline-level="1"><text:a xlink:type="simple" xlink:href="#__RefHeading___Toc423_4233216564" text:style-name="Index_20_Link" text:visited-style-name="Index_20_Link">3. Frameworks (SPRING, HIBERNATE)<text:tab/>1</text:a></text:h>
          <text:h text:style-name="P36" text:outline-level="1"><text:a xlink:type="simple" xlink:href="#__RefHeading___Toc1577_3840347627%20kopia%201%20kopia%201%20kopia%201" text:style-name="Index_20_Link" text:visited-style-name="Index_20_Link">3. OTHERS<text:tab/>2</text:a></text:h>
        </text:index-body>
      </text:table-of-content>
      <text:p text:style-name="Standard"/>
      <text:p text:style-name="Standard"><text:span text:style-name="Strong_20_Emphasis"/></text:p>
      <text:p text:style-name="Standard"><text:span text:style-name="Strong_20_Emphasis"><text:span text:style-name="T33"/></text:span></text:p>
      <text:h text:style-name="P35" text:outline-level="1"><text:bookmark-start text:name="__RefHeading___Toc439_4233216564"/>1. JAVA<text:line-break/><text:bookmark-end text:name="__RefHeading___Toc439_4233216564"/></text:h>
      <text:p text:style-name="P5">Kurs Java dla początkujących</text:p>
      <text:p text:style-name="P41"><text:a xlink:type="simple" xlink:href="https://nullpointerexception.pl/kurs-java-dla-poczatkujacych-1-wprowadzenie/" text:style-name="Internet_20_link" text:visited-style-name="Visited_20_Internet_20_Link"><text:span text:style-name="Strong_20_Emphasis"><text:span text:style-name="T26">https://nullpointerexception.pl/kurs-java-dla-poczatkujacych-1-wprowadzenie/</text:span></text:span></text:a></text:p>
      <text:p text:style-name="P41"><text:span text:style-name="Strong_20_Emphasis"><text:span text:style-name="T2"/></text:span></text:p>
      <text:p text:style-name="P41"><text:bookmark-start text:name="__RefHeading___Toc402_4233216564"/><text:span text:style-name="Strong_20_Emphasis"><text:span text:style-name="T12">Zastosowanie Stream API z Java 8</text:span></text:span><text:span text:style-name="Strong_20_Emphasis"><text:span text:style-name="T2"><text:line-break/></text:span></text:span><text:a xlink:type="simple" xlink:href="https://justjoin.it/blog/zastosowanie-stream-api-z-java-8-przyklady" text:style-name="Internet_20_link" text:visited-style-name="Visited_20_Internet_20_Link"><text:span text:style-name="Strong_20_Emphasis"><text:span text:style-name="T26">https://justjoin.it/blog/zastosowanie-stream-api-z-java-8-przyklady</text:span></text:span></text:a><text:bookmark-end text:name="__RefHeading___Toc402_4233216564"/></text:p>
      <text:p text:style-name="P41"><text:span text:style-name="Strong_20_Emphasis"><text:span text:style-name="T4"/></text:span></text:p>
      <text:p text:style-name="P41"><text:span text:style-name="Strong_20_Emphasis"><text:span text:style-name="T12">Wielowątkowość - Future i CompletableFuture</text:span></text:span><text:span text:style-name="Strong_20_Emphasis"><text:span text:style-name="T4"><text:line-break/></text:span></text:span><text:a xlink:type="simple" xlink:href="https://www.youtube.com/watch?v=xlkSa44Mdz8" text:style-name="Internet_20_link" text:visited-style-name="Visited_20_Internet_20_Link"><text:span text:style-name="Strong_20_Emphasis"><text:span text:style-name="T36">https://www.youtube.com/watch?v=xlkSa44Mdz8</text:span></text:span></text:a></text:p>
      <text:p text:style-name="P41"><text:span text:style-name="Strong_20_Emphasis"><text:span text:style-name="T36"/></text:span></text:p>
      <text:p text:style-name="P41"><text:span text:style-name="Strong_20_Emphasis"><text:span text:style-name="T39">Wątki w języku Java </text:span></text:span><text:span text:style-name="Strong_20_Emphasis"><text:span text:style-name="T43">(Thread and Runnable)</text:span></text:span><text:span text:style-name="Strong_20_Emphasis"><text:span text:style-name="T36"><text:line-break/></text:span></text:span><text:a xlink:type="simple" xlink:href="https://www.samouczekprogramisty.pl/watki-w-jezyku-java/" text:style-name="Internet_20_link" text:visited-style-name="Visited_20_Internet_20_Link"><text:span text:style-name="Strong_20_Emphasis"><text:span text:style-name="T36">https://www.samouczekprogramisty.pl/watki-w-jezyku-java/</text:span></text:span></text:a></text:p>
      <text:p text:style-name="P41"><text:span text:style-name="Strong_20_Emphasis"><text:span text:style-name="T36"/></text:span></text:p>
      <text:p text:style-name="P41"><text:span text:style-name="T44">A</text:span><text:span text:style-name="T39">lgorytm fizzbuzz<text:line-break/></text:span><text:a xlink:type="simple" xlink:href="https://stormit.pl/fizzbuzz/" text:style-name="Internet_20_link" text:visited-style-name="Visited_20_Internet_20_Link"><text:span text:style-name="T36">https://stormit.pl/fizzbuzz/</text:span></text:a></text:p>
      <text:p text:style-name="P5"><text:span text:style-name="T45"/></text:p>
      <text:p text:style-name="P7">Try-with-resources</text:p>
      <text:p text:style-name="P5"><text:a xlink:type="simple" xlink:href="https://www.samouczekprogramisty.pl/konstrukcja-try-with-resources-w-jezyku-java/" text:style-name="Internet_20_link" text:visited-style-name="Visited_20_Internet_20_Link"><text:span text:style-name="T45">https://www.samouczekprogramisty.pl/konstrukcja-try-with-resources-w-jezyku-java/</text:span></text:a></text:p>
      <text:p text:style-name="P5"><text:span text:style-name="T45"/></text:p>
      <text:p text:style-name="P8">Jakie znamy wzorce do współbieżności w Javie</text:p>
      <text:p text:style-name="P22"><text:a xlink:type="simple" xlink:href="https://howtointerview.pl/pytania-rekrutacyjne/jakie-znamy-wzorce-do-wspolbieznosci-w-javie/10488/" text:style-name="Internet_20_link" text:visited-style-name="Visited_20_Internet_20_Link"><text:span text:style-name="T45">https://howtointerview.pl/pytania-rekrutacyjne/jakie-znamy-wzorce-do-wspolbieznosci-w-javie/10488/</text:span></text:a></text:p>
      <text:p text:style-name="P22"/>
      <text:p text:style-name="P9">Interfejsy funkcyjne w Javie</text:p>
      <text:p text:style-name="P23"><text:a xlink:type="simple" xlink:href="https://javappa.com/kurs-java/java8/przeglad-interfejsow-funkcyjnych" text:style-name="Internet_20_link" text:visited-style-name="Visited_20_Internet_20_Link"><text:span text:style-name="T45">https://javappa.com/kurs-java/java8/przeglad-interfejsow-funkcyjnych</text:span></text:a></text:p>
      <text:p text:style-name="P23"><text:span text:style-name="T45"/></text:p>
      <text:p text:style-name="P24"><text:span text:style-name="T53">G</text:span>arbage <text:span text:style-name="T53">C</text:span>ollector – zarzadzanie pamieci<text:span text:style-name="T53">ą</text:span></text:p>
      <text:p text:style-name="P23"><text:a xlink:type="simple" xlink:href="https://softwareskill.pl/jak-dziala-garbage-collector-zarzadzanie-pamiecia-jvm" text:style-name="Internet_20_link" text:visited-style-name="Visited_20_Internet_20_Link"><text:span text:style-name="T45">https://softwareskill.pl/jak-dziala-garbage-collector-zarzadzanie-pamiecia-jvm</text:span></text:a></text:p>
      <text:p text:style-name="P23"><text:span text:style-name="T45"/></text:p>
      <text:p text:style-name="P41"><text:span text:style-name="Strong_20_Emphasis"><text:span text:style-name="T8"/></text:span></text:p>
      <text:h text:style-name="P4" text:outline-level="1"><text:bookmark-start text:name="__RefHeading___Toc1577_3840347627 kopia 1"/>2. SQL i NoSQL<text:bookmark-end text:name="__RefHeading___Toc1577_3840347627 kopia 1"/></text:h>
      <text:p text:style-name="P2"><text:span text:style-name="Strong_20_Emphasis"><text:span text:style-name="T1"><text:line-break/></text:span></text:span><text:span text:style-name="Strong_20_Emphasis"><text:span text:style-name="T25">SQL Bez Tajemnic - Pytania i Odpowiedzi</text:span></text:span></text:p>
      <text:p text:style-name="P2"><text:a xlink:type="simple" xlink:href="https://datacraze.pl/sql-bez-tajemnic-pytania-rekrutacyjne" text:style-name="Internet_20_link" text:visited-style-name="Visited_20_Internet_20_Link"><text:span text:style-name="Strong_20_Emphasis"><text:span text:style-name="T32">https://datacraze.pl/sql-bez-tajemnic-pytania-rekrutacyjne</text:span></text:span></text:a></text:p>
      <text:p text:style-name="P2"><text:span text:style-name="Strong_20_Emphasis"><text:span text:style-name="T9"/></text:span></text:p>
      <text:p text:style-name="P3"><text:span text:style-name="Strong_20_Emphasis"><text:span text:style-name="T25">SQL vs NoSQL</text:span></text:span></text:p>
      <text:p text:style-name="P3"><text:a xlink:type="simple" xlink:href="https://www.ovhcloud.com/pl/learn/sql-vs-nosql/" text:style-name="Internet_20_link" text:visited-style-name="Visited_20_Internet_20_Link"><text:span text:style-name="Strong_20_Emphasis"><text:span text:style-name="T32">https://www.ovhcloud.com/pl/learn/sql-vs-nosql/</text:span></text:span></text:a></text:p>
      <text:p text:style-name="P2"><text:span text:style-name="Strong_20_Emphasis"><text:span text:style-name="T9"/></text:span></text:p>
      <text:h text:style-name="P37" text:outline-level="1"><text:bookmark-start text:name="__RefHeading___Toc423_4233216564"/><text:span text:style-name="Strong_20_Emphasis"><text:span text:style-name="T50">3</text:span></text:span><text:span text:style-name="Strong_20_Emphasis"><text:span text:style-name="T51">. </text:span></text:span><text:span text:style-name="Strong_20_Emphasis"><text:span text:style-name="T52">Frameworks (</text:span></text:span><text:span text:style-name="Strong_20_Emphasis"><text:span text:style-name="T50">SPRING, </text:span></text:span><text:span text:style-name="Strong_20_Emphasis"><text:span text:style-name="T52">HIBERNATE)</text:span></text:span><text:span text:style-name="Strong_20_Emphasis"><text:span text:style-name="T10"><text:line-break/></text:span></text:span><text:bookmark-end text:name="__RefHeading___Toc423_4233216564"/></text:h>
      <text:p text:style-name="P16">Spring Framework</text:p>
      <text:p text:style-name="P39"><text:a xlink:type="simple" xlink:href="https://javappa.com/kurs-spring/spring-framework" text:style-name="Internet_20_link" text:visited-style-name="Visited_20_Internet_20_Link"><text:span text:style-name="Strong_20_Emphasis"><text:span text:style-name="T28">https://javappa.com/kurs-spring/spring-framework</text:span></text:span></text:a></text:p>
      <text:p text:style-name="P39"><text:span text:style-name="Strong_20_Emphasis"><text:span text:style-name="T3"/></text:span></text:p>
      <text:p text:style-name="P56"><text:bookmark-start text:name="__RefHeading___Toc404_4233216564"/><text:bookmark text:name="de87"/><text:span text:style-name="Strong_20_Emphasis"><text:span text:style-name="T13">Spring Boot | ResponseEntity vs Object -&gt; </text:span></text:span><text:span text:style-name="Emphasis"><text:span text:style-name="T24">When to Use ResponseEntity&lt;?&gt;</text:span></text:span><text:span text:style-name="Strong_20_Emphasis"><text:span text:style-name="T13"> ? </text:span></text:span><text:span text:style-name="Strong_20_Emphasis"><text:span text:style-name="T3"><text:line-break/></text:span></text:span><text:a xlink:type="simple" xlink:href="https://medium.com/@rahul302619/spring-boot-responseentity-vs-object-d530695a8481" text:style-name="Internet_20_link" text:visited-style-name="Visited_20_Internet_20_Link"><text:span text:style-name="Strong_20_Emphasis"><text:span text:style-name="T29">h</text:span></text:span><text:span text:style-name="Strong_20_Emphasis"><text:span text:style-name="T28">ttps://medium.com/@rahul302619/spring-boot-responseentity-vs-object-d530695a8481</text:span></text:span></text:a><text:span text:style-name="Strong_20_Emphasis"><text:span text:style-name="T5"><text:line-break/></text:span></text:span><text:bookmark-end text:name="__RefHeading___Toc404_4233216564"/></text:p>
      <text:p text:style-name="P56"><text:span text:style-name="Strong_20_Emphasis"><text:span text:style-name="T13"/></text:span></text:p>
      <text:p text:style-name="P56"><text:soft-page-break/><text:span text:style-name="Strong_20_Emphasis"><text:span text:style-name="T13">TransactionManager </text:span></text:span><text:span text:style-name="Strong_20_Emphasis"><text:span text:style-name="T19">S</text:span></text:span><text:span text:style-name="Strong_20_Emphasis"><text:span text:style-name="T13">pring </text:span></text:span><text:span text:style-name="Strong_20_Emphasis"><text:span text:style-name="T19">B</text:span></text:span><text:span text:style-name="Strong_20_Emphasis"><text:span text:style-name="T13">oot</text:span></text:span><text:span text:style-name="Strong_20_Emphasis"><text:span text:style-name="T5"><text:line-break/></text:span></text:span><text:a xlink:type="simple" xlink:href="https://medium.com/@Gotit.GotIT/mastering-transactions-in-spring-boot-with-platformtransactionmanager-a-practical-guide-4f51bb9e8e42" text:style-name="Internet_20_link" text:visited-style-name="Visited_20_Internet_20_Link"><text:span text:style-name="Strong_20_Emphasis"><text:span text:style-name="T36">https://medium.com/@Gotit.GotIT/mastering-transactions-in-spring-boot-with-platformtransactionmanager-a-practical-guide-4f51bb9e8e42</text:span></text:span></text:a><text:span text:style-name="Strong_20_Emphasis"><text:span text:style-name="T10"><text:line-break/></text:span></text:span><text:a xlink:type="simple" xlink:href="https://www.youtube.com/watch?v=wDMMD2pYNmg" text:style-name="Internet_20_link" text:visited-style-name="Visited_20_Internet_20_Link"><text:span text:style-name="Strong_20_Emphasis"><text:span text:style-name="T36">https://www.youtube.com/watch?v=wDMMD2pYNmg</text:span></text:span></text:a></text:p>
      <text:p text:style-name="P39"><text:span text:style-name="Strong_20_Emphasis"><text:span text:style-name="T36"/></text:span></text:p>
      <text:p text:style-name="P40"><text:span text:style-name="Strong_20_Emphasis"><text:span text:style-name="T10"><text:line-break/></text:span></text:span><text:span text:style-name="Strong_20_Emphasis"><text:span text:style-name="T13">Hibernate – najpopularniejsze pytania z rozmów kwalifikacyjnych</text:span></text:span></text:p>
      <text:p text:style-name="P45"><text:a xlink:type="simple" xlink:href="https://codebykris.com/hibernate-najpopularniejsze-pytania/" text:style-name="Internet_20_link" text:visited-style-name="Visited_20_Internet_20_Link"><text:span text:style-name="Strong_20_Emphasis"><text:span text:style-name="T36">https://codebykris.com/hibernate-najpopularniejsze-pytania/</text:span></text:span></text:a></text:p>
      <text:p text:style-name="P45"><text:span text:style-name="Strong_20_Emphasis"><text:span text:style-name="T10"/></text:span></text:p>
      <text:p text:style-name="P46"><text:span text:style-name="Strong_20_Emphasis"><text:span text:style-name="T14">Zakres Beanów w Spring Boot</text:span></text:span></text:p>
      <text:p text:style-name="P48"><text:a xlink:type="simple" xlink:href="https://javappa.com/kurs-spring/zakresy-beanow" text:style-name="Internet_20_link" text:visited-style-name="Visited_20_Internet_20_Link"><text:span text:style-name="Strong_20_Emphasis"><text:span text:style-name="T28">https://javappa.com/kurs-spring/zakresy-beanow</text:span></text:span></text:a></text:p>
      <text:p text:style-name="P48"><text:span text:style-name="Strong_20_Emphasis"><text:span text:style-name="T28"/></text:span></text:p>
      <text:p text:style-name="P48"><text:span text:style-name="Strong_20_Emphasis"><text:span text:style-name="T15">Jak działa rest controller w springu - głębiej</text:span></text:span></text:p>
      <text:p text:style-name="P48"><text:a xlink:type="simple" xlink:href="https://medium.com/@viranthrocky/how-the-restcontrollers-are-working-internally-in-spring-boot-487c3ed370b0" text:style-name="Internet_20_link" text:visited-style-name="Visited_20_Internet_20_Link"><text:span text:style-name="Strong_20_Emphasis"><text:span text:style-name="T28">https://medium.com/@viranthrocky/how-the-restcontrollers-are-working-internally-in-spring-boot-487c3ed370b0</text:span></text:span></text:a></text:p>
      <text:p text:style-name="P48"><text:span text:style-name="Strong_20_Emphasis"><text:span text:style-name="T10"/></text:span></text:p>
      <text:p text:style-name="P6">Cała Prawda o Spring IoC Containers</text:p>
      <text:p text:style-name="P54"><text:a xlink:type="simple" xlink:href="https://www.youtube.com/watch?v=pYoKGbf8fm8" text:style-name="Internet_20_link" text:visited-style-name="Visited_20_Internet_20_Link"><text:span text:style-name="Strong_20_Emphasis"><text:span text:style-name="T36">https://www.youtube.com/watch?v=pYoKGbf8fm8</text:span></text:span></text:a><text:span text:style-name="Strong_20_Emphasis"><text:span text:style-name="T36"><text:line-break/></text:span></text:span><text:a xlink:type="simple" xlink:href="https://bykowski.pl/spring-context-jak-dziala-kontener-ioc/docke" text:style-name="Internet_20_link" text:visited-style-name="Visited_20_Internet_20_Link"><text:span text:style-name="Strong_20_Emphasis"><text:span text:style-name="T36">https://bykowski.pl/spring-context-jak-dziala-kontener-ioc/</text:span></text:span><text:span text:style-name="Strong_20_Emphasis"><text:span text:style-name="T38">docke</text:span></text:span></text:a></text:p>
      <text:p text:style-name="P54"><text:span text:style-name="Strong_20_Emphasis"><text:span text:style-name="T10"><text:line-break/></text:span></text:span><text:span text:style-name="Strong_20_Emphasis"><text:span text:style-name="T16">Hibernate: Sequence vs Identity</text:span></text:span></text:p>
      <text:p text:style-name="P48"><text:a xlink:type="simple" xlink:href="https://www.geeksforgeeks.org/sql-server/difference-between-sequence-and-identity-in-sql-server/" text:style-name="Internet_20_link" text:visited-style-name="Visited_20_Internet_20_Link"><text:span text:style-name="Strong_20_Emphasis"><text:span text:style-name="T36">https://www.geeksforgeeks.org/sql-server/difference-between-sequence-and-identity-in-sql-server/</text:span></text:span></text:a><text:span text:style-name="Strong_20_Emphasis"><text:span text:style-name="T11"><text:line-break/><text:line-break/></text:span></text:span><text:span text:style-name="Strong_20_Emphasis"><text:span text:style-name="T17">Kurs Spring Boot Mateusz Dąbrowski</text:span></text:span><text:span text:style-name="Strong_20_Emphasis"><text:span text:style-name="T11"><text:line-break/></text:span></text:span><text:a xlink:type="simple" xlink:href="https://www.youtube.com/playlist?list=PLLIGVl2WVN6ugud2cc3OShwWoTt65jzSL" text:style-name="Internet_20_link" text:visited-style-name="Visited_20_Internet_20_Link"><text:span text:style-name="Strong_20_Emphasis"><text:span text:style-name="T36">https://www.youtube.com/playlist?list=PLLIGVl2WVN6ugud2cc3OShwWoTt65jzSL</text:span></text:span></text:a></text:p>
      <text:p text:style-name="P53"><text:span text:style-name="Strong_20_Emphasis"><text:span text:style-name="T11"><text:line-break/></text:span></text:span><text:span text:style-name="Strong_20_Emphasis"><text:span text:style-name="T16">Kurs Spring Boot #08 - Spring Cache</text:span></text:span><text:span text:style-name="Strong_20_Emphasis"><text:span text:style-name="T11"><text:line-break/></text:span></text:span><text:a xlink:type="simple" xlink:href="https://www.youtube.com/watch?v=lWv3uBLO2LU&amp;list=PLLIGVl2WVN6ugud2cc3OShwWoTt65jzSL&amp;index=10" text:style-name="Internet_20_link" text:visited-style-name="Visited_20_Internet_20_Link"><text:span text:style-name="Strong_20_Emphasis"><text:span text:style-name="T36">https://www.youtube.com/watch?v=lWv3uBLO2LU&amp;list=PLLIGVl2WVN6ugud2cc3OShwWoTt65jzSL&amp;index=10</text:span></text:span></text:a><text:span text:style-name="Strong_20_Emphasis"><text:span text:style-name="T11"><text:line-break/><text:line-break/></text:span></text:span><text:span text:style-name="Strong_20_Emphasis"><text:span text:style-name="T16">Spring AOP - Implementacja aspektów</text:span></text:span></text:p>
      <text:p text:style-name="P53"><text:a xlink:type="simple" xlink:href="https://www.youtube.com/watch?v=vVwtkYdpSec&amp;t=1539s" text:style-name="Internet_20_link" text:visited-style-name="Visited_20_Internet_20_Link"><text:span text:style-name="Strong_20_Emphasis"><text:span text:style-name="T27">https://www.youtube.com/watch?v=vVwtkYdpSec&amp;t=1539s</text:span></text:span></text:a></text:p>
      <text:p text:style-name="P55"><text:a xlink:type="simple" xlink:href="https://nullpointerexception.pl/jak-korzystac-ze-spring-aop/" text:style-name="Internet_20_link" text:visited-style-name="Visited_20_Internet_20_Link"><text:span text:style-name="Strong_20_Emphasis"><text:span text:style-name="T47">https://nullpointerexception.pl/jak-korzystac-ze-spring-aop/</text:span></text:span></text:a><text:span text:style-name="Strong_20_Emphasis"><text:span text:style-name="T27"><text:line-break/></text:span></text:span><text:a xlink:type="simple" xlink:href="https://reflectoring.io/aop-spring/" text:style-name="Internet_20_link" text:visited-style-name="Visited_20_Internet_20_Link"><text:span text:style-name="Strong_20_Emphasis"><text:span text:style-name="T47">https://reflectoring.io/aop-spring/</text:span></text:span></text:a></text:p>
      <text:p text:style-name="P55"><text:span text:style-name="Strong_20_Emphasis"><text:span text:style-name="T27"/></text:span></text:p>
      <text:p text:style-name="P55"><text:span text:style-name="Strong_20_Emphasis"><text:span text:style-name="T18">H</text:span></text:span><text:span text:style-name="Strong_20_Emphasis"><text:span text:style-name="T17">ibernate </text:span></text:span><text:span text:style-name="Strong_20_Emphasis"><text:span text:style-name="T18">i</text:span></text:span><text:span text:style-name="Strong_20_Emphasis"><text:span text:style-name="T17"> JPA r</text:span></text:span><text:span text:style-name="Strong_20_Emphasis"><text:span text:style-name="T18">óżnica:</text:span></text:span><text:span text:style-name="Strong_20_Emphasis"><text:span text:style-name="T27"><text:line-break/></text:span></text:span><text:a xlink:type="simple" xlink:href="https://clockworkjava.pl/2020/11/jpa-orm-jpa-i-hibernate/" text:style-name="Internet_20_link" text:visited-style-name="Visited_20_Internet_20_Link"><text:span text:style-name="Strong_20_Emphasis"><text:span text:style-name="T27">https://clockworkjava.pl/2020/11/jpa-orm-jpa-i-hibernate/</text:span></text:span></text:a></text:p>
      <text:p text:style-name="P55"><text:span text:style-name="Strong_20_Emphasis"><text:span text:style-name="T27"><text:line-break/></text:span></text:span><text:span text:style-name="Strong_20_Emphasis"><text:span text:style-name="T16">Spring Data JPA - projekcja danych w zapytaniach dynamicznych</text:span></text:span></text:p>
      <text:p text:style-name="P58"><text:a xlink:type="simple" xlink:href="https://walczak.it/pl/blog/spring-data-jpa-projekcja-danych-zapytaniach-dynamicznych" text:style-name="Internet_20_link" text:visited-style-name="Visited_20_Internet_20_Link"><text:span text:style-name="Strong_20_Emphasis"><text:span text:style-name="T27">https://walczak.it/pl/blog/spring-data-jpa-projekcja-danych-zapytaniach-dynamicznych</text:span></text:span></text:a></text:p>
      <text:p text:style-name="P58"><text:span text:style-name="Strong_20_Emphasis"><text:span text:style-name="T27"/></text:span></text:p>
      <text:p text:style-name="P59"><text:bookmark text:name="4b60"/><text:span text:style-name="Strong_20_Emphasis"><text:span text:style-name="T16">Spring Boot: N+1 Problem</text:span></text:span></text:p>
      <text:p text:style-name="P59"><text:a xlink:type="simple" xlink:href="https://marcinszewczyk.pl/problem-n-plus-1/" text:style-name="Internet_20_link" text:visited-style-name="Visited_20_Internet_20_Link"><text:span text:style-name="Strong_20_Emphasis"><text:span text:style-name="T27">https://marcinszewczyk.pl/problem-n-plus-1/</text:span></text:span></text:a></text:p>
      <text:p text:style-name="P59"><text:a xlink:type="simple" xlink:href="https://medium.com/@ayoubseddiki132/what-is-the-n-1-query-problem-a56e39774cf7" text:style-name="Internet_20_link" text:visited-style-name="Visited_20_Internet_20_Link"><text:span text:style-name="Strong_20_Emphasis"><text:span text:style-name="T27">https://medium.com/@ayoubseddiki132/what-is-the-n-1-query-problem-a56e39774cf7</text:span></text:span></text:a></text:p>
      <text:p text:style-name="P59"><text:a xlink:type="simple" xlink:href="https://nullpointerexception.pl/hibernate-i-problem-n-plus-1-zapytan/" text:style-name="Internet_20_link" text:visited-style-name="Visited_20_Internet_20_Link"><text:span text:style-name="Strong_20_Emphasis"><text:span text:style-name="T27">https://nullpointerexception.pl/hibernate-i-problem-n-plus-1-zapytan/</text:span></text:span></text:a></text:p>
      <text:p text:style-name="P59"><text:span text:style-name="Strong_20_Emphasis"><text:span text:style-name="T16"><text:line-break/>The best way to use JOIN FETCH and Pagination with Spring</text:span></text:span></text:p>
      <text:p text:style-name="P60"><text:a xlink:type="simple" xlink:href="https://vladmihalcea.com/join-fetch-pagination-spring/" text:style-name="Internet_20_link" text:visited-style-name="Visited_20_Internet_20_Link"><text:span text:style-name="Strong_20_Emphasis"><text:span text:style-name="T27">https://vladmihalcea.com/join-fetch-pagination-spring/</text:span></text:span></text:a></text:p>
      <text:p text:style-name="P60"><text:span text:style-name="Strong_20_Emphasis"><text:span text:style-name="T27"/></text:span></text:p>
      <text:p text:style-name="P60"><text:bookmark text:name="f9f9"/><text:span text:style-name="Strong_20_Emphasis"><text:span text:style-name="T16">How Projections Affect Pagination in Spring Data JPA</text:span></text:span></text:p>
      <text:p text:style-name="P61"><text:a xlink:type="simple" xlink:href="http://medium.com/@neharathig/how-projections-affect-pagination-in-spring-data-jpa-c1ecd8475e53" text:style-name="Internet_20_link" text:visited-style-name="Visited_20_Internet_20_Link"><text:span text:style-name="Strong_20_Emphasis"><text:span text:style-name="T27">http://medium.com/@neharathig/how-projections-affect-pagination-in-spring-data-jpa-c1ecd8475e53</text:span></text:span></text:a></text:p>
      <text:p text:style-name="P61"><text:span text:style-name="Strong_20_Emphasis"><text:span text:style-name="T11"/></text:span></text:p>
      <text:h text:style-name="P37" text:outline-level="1"><text:bookmark-start text:name="__RefHeading___Toc1577_3840347627 kopia 1 kopia 1 kopia 1"/><text:span text:style-name="Strong_20_Emphasis"><text:span text:style-name="T35">3</text:span></text:span><text:span text:style-name="Strong_20_Emphasis"><text:span text:style-name="T34">. </text:span></text:span><text:span text:style-name="Strong_20_Emphasis"><text:span text:style-name="T35">OTHERS</text:span></text:span><text:bookmark-end text:name="__RefHeading___Toc1577_3840347627 kopia 1 kopia 1 kopia 1"/></text:h>
      <text:p text:style-name="P42"><text:span text:style-name="Strong_20_Emphasis"><text:span text:style-name="T10"><text:line-break/></text:span></text:span><text:bookmark text:name="8096"/><text:span text:style-name="Strong_20_Emphasis"><text:span text:style-name="T13">Spring Boot Microservices with RabbitMQ Example:</text:span></text:span></text:p>
      <text:p text:style-name="P38"><text:a xlink:type="simple" xlink:href="https://rameshfadatare.medium.com/spring-boot-microservices-with-rabbitmq-example-92a38cbe08fc" text:style-name="Internet_20_link" text:visited-style-name="Visited_20_Internet_20_Link"><text:span text:style-name="Strong_20_Emphasis"><text:span text:style-name="T30">https://rameshfadatare.medium.com/spring-boot-microservices-with-rabbitmq-example-92a38cbe08fc</text:span></text:span></text:a></text:p>
      <text:p text:style-name="P38"><text:a xlink:type="simple" xlink:href="https://medium.com/@sachinmewar800/rabbitmq-with-spring-amqp-using-spring-boot-4a62e68a6f1b" text:style-name="Internet_20_link" text:visited-style-name="Visited_20_Internet_20_Link"><text:span text:style-name="Strong_20_Emphasis"><text:span text:style-name="T30">https://medium.com/@sachinmewar800/rabbitmq-with-spring-amqp-using-spring-boot-4a62e68a6f1b</text:span></text:span></text:a></text:p>
      <text:p text:style-name="P38"><text:a xlink:type="simple" xlink:href="https://github.com/mzerek/RabbitMqExample/tree/main" text:style-name="Internet_20_link" text:visited-style-name="Visited_20_Internet_20_Link"><text:span text:style-name="Strong_20_Emphasis"><text:span text:style-name="T30">https://github.com/mzerek/RabbitMqExample/tree/main</text:span></text:span></text:a></text:p>
      <text:p text:style-name="P38"><text:span text:style-name="Strong_20_Emphasis"><text:span text:style-name="T30"/></text:span></text:p>
      <text:p text:style-name="P38"><text:span text:style-name="Strong_20_Emphasis"><text:span text:style-name="T7"/></text:span></text:p>
      <text:p text:style-name="P43"><text:soft-page-break/><text:span text:style-name="Strong_20_Emphasis"><text:span text:style-name="T13">Jak przygotować się do rekrutacji na programistę:</text:span></text:span></text:p>
      <text:p text:style-name="P44"><text:a xlink:type="simple" xlink:href="https://www.youtube.com/watch?v=6Se64Wg1qQQ" text:style-name="Internet_20_link" text:visited-style-name="Visited_20_Internet_20_Link"><text:span text:style-name="Strong_20_Emphasis"><text:span text:style-name="T47">https://www.youtube.com/watch?v=6Se64Wg1qQQ</text:span></text:span></text:a><text:span text:style-name="Strong_20_Emphasis"><text:span text:style-name="T7"><text:line-break/><text:line-break/></text:span></text:span><text:span text:style-name="Strong_20_Emphasis"><text:span text:style-name="T21">Co powinien umieć senior?</text:span></text:span></text:p>
      <text:p text:style-name="P44"><text:a xlink:type="simple" xlink:href="https://www.youtube.com/watch?v=tdgWeF7XVyw" text:style-name="Internet_20_link" text:visited-style-name="Visited_20_Internet_20_Link"><text:span text:style-name="Strong_20_Emphasis"><text:span text:style-name="T30">https://www.youtube.com/watch?v=tdgWeF7XVyw</text:span></text:span></text:a></text:p>
      <text:p text:style-name="P44"><text:span text:style-name="Strong_20_Emphasis"><text:span text:style-name="T7"/></text:span></text:p>
      <text:p text:style-name="P47"><text:span text:style-name="Strong_20_Emphasis"><text:span text:style-name="T22">Servlety w aplikacjach webowych</text:span></text:span></text:p>
      <text:p text:style-name="P44"><text:a xlink:type="simple" xlink:href="https://www.samouczekprogramisty.pl/serwlety-w-aplikacjach-webowych/" text:style-name="Internet_20_link" text:visited-style-name="Visited_20_Internet_20_Link"><text:span text:style-name="Strong_20_Emphasis"><text:span text:style-name="T30">https://www.samouczekprogramisty.pl/serwlety-w-aplikacjach-webowych/</text:span></text:span></text:a></text:p>
      <text:p text:style-name="P44"><text:span text:style-name="Strong_20_Emphasis"><text:span text:style-name="T7"/></text:span></text:p>
      <text:p text:style-name="P44"><text:span text:style-name="Strong_20_Emphasis"><text:span text:style-name="T20">Wzorce Projektowe - Observer</text:span></text:span><text:span text:style-name="Strong_20_Emphasis"><text:span text:style-name="T6"><text:line-break/></text:span></text:span><text:a xlink:type="simple" xlink:href="https://www.youtube.com/watch?v=gFevma4a_qQ" text:style-name="Internet_20_link" text:visited-style-name="Visited_20_Internet_20_Link"><text:span text:style-name="Strong_20_Emphasis"><text:span text:style-name="T36">https://www.youtube.com/watch?v=gFevma4a_qQ</text:span></text:span></text:a></text:p>
      <text:p text:style-name="P44"><text:span text:style-name="Strong_20_Emphasis"><text:span text:style-name="T36"/></text:span></text:p>
      <text:p text:style-name="P49"><text:span text:style-name="Strong_20_Emphasis"><text:span text:style-name="T40">Przemysław Bykowski </text:span></text:span></text:p>
      <text:p text:style-name="P44"><text:a xlink:type="simple" xlink:href="https://github.com/bykowski" text:style-name="Internet_20_link" text:visited-style-name="Visited_20_Internet_20_Link"><text:span text:style-name="Strong_20_Emphasis"><text:span text:style-name="T36">https://github.com/bykowski</text:span></text:span></text:a></text:p>
      <text:p text:style-name="P44"><text:span text:style-name="Strong_20_Emphasis"><text:span text:style-name="T36"/></text:span></text:p>
      <text:p text:style-name="P50"><text:span text:style-name="Strong_20_Emphasis"><text:span text:style-name="T41">Wzorce projektowe</text:span></text:span></text:p>
      <text:p text:style-name="P44"><text:a xlink:type="simple" xlink:href="https://refactoring.guru/pl/design-patterns" text:style-name="Internet_20_link" text:visited-style-name="Visited_20_Internet_20_Link"><text:span text:style-name="Strong_20_Emphasis"><text:span text:style-name="T36">https://refactoring.guru/pl/design-patterns</text:span></text:span></text:a></text:p>
      <text:p text:style-name="P44"><text:span text:style-name="Strong_20_Emphasis"><text:span text:style-name="T36"/></text:span></text:p>
      <text:p text:style-name="P51"><text:span text:style-name="Strong_20_Emphasis"><text:span text:style-name="T42">Wzorzec dekorator</text:span></text:span></text:p>
      <text:p text:style-name="P51"><text:a xlink:type="simple" xlink:href="https://www.samouczekprogramisty.pl/wzorzec-projektowy-dekorator/" text:style-name="Internet_20_link" text:visited-style-name="Visited_20_Internet_20_Link"><text:span text:style-name="Strong_20_Emphasis"><text:span text:style-name="T37">https://www.samouczekprogramisty.pl/wzorzec-projektowy-dekorator/</text:span></text:span></text:a></text:p>
      <text:p text:style-name="P51"><text:span text:style-name="Strong_20_Emphasis"><text:span text:style-name="T37"/></text:span></text:p>
      <text:p text:style-name="P10">[Kurs Dockera #03] Docker Networks – Jak działają sieci w Dockerze?</text:p>
      <text:p text:style-name="P52"><text:a xlink:type="simple" xlink:href="https://www.youtube.com/watch?v=-XvpLnWFMaI" text:style-name="Internet_20_link" text:visited-style-name="Visited_20_Internet_20_Link"><text:span text:style-name="Strong_20_Emphasis"><text:span text:style-name="T37">https://www.youtube.com/watch?v=-XvpLnWFMaI</text:span></text:span></text:a></text:p>
      <text:p text:style-name="P52"><text:span text:style-name="Strong_20_Emphasis"><text:span text:style-name="T37"/></text:span></text:p>
      <text:p text:style-name="P11">[Kurs Dockera #04] Docker Ports – Mapowanie i konfiguracja portów</text:p>
      <text:p text:style-name="P25"><text:a xlink:type="simple" xlink:href="https://www.youtube.com/watch?v=j5Lj6XkEk70" text:style-name="Internet_20_link" text:visited-style-name="Visited_20_Internet_20_Link">https://www.youtube.com/watch?v=j5Lj6XkEk70</text:a></text:p>
      <text:p text:style-name="P25"/>
      <text:p text:style-name="P12">[Kurs Dockera #05] Docker Volumes – Jak zarządzać danymi w kontenerach?</text:p>
      <text:p text:style-name="P26"><text:a xlink:type="simple" xlink:href="https://www.youtube.com/watch?v=SqMyER2GN5s" text:style-name="Internet_20_link" text:visited-style-name="Visited_20_Internet_20_Link">https://www.youtube.com/watch?v=SqMyER2GN5s</text:a></text:p>
      <text:p text:style-name="P26"/>
      <text:p text:style-name="P12">[Kurs Dockera #06] Docker Compose – Sieci i konfiguracja krok po kroku</text:p>
      <text:p text:style-name="P26"><text:a xlink:type="simple" xlink:href="https://www.youtube.com/watch?v=5iPq4YtkLkM" text:style-name="Internet_20_link" text:visited-style-name="Visited_20_Internet_20_Link">https://www.youtube.com/watch?v=5iPq4YtkLkM</text:a></text:p>
      <text:p text:style-name="P26"/>
      <text:p text:style-name="P13">[Kurs Dockera #07] Docker Compose – Ports i użycie w developmentcie</text:p>
      <text:p text:style-name="P27"><text:a xlink:type="simple" xlink:href="https://www.youtube.com/watch?v=thQ8hWvYa00" text:style-name="Internet_20_link" text:visited-style-name="Visited_20_Internet_20_Link">https://www.youtube.com/watch?v=thQ8hWvYa00</text:a></text:p>
      <text:p text:style-name="P27"/>
      <text:p text:style-name="P14">[Kurs Dockera #08] Jak tworzyć własne obrazy Dockerowe - Podstawy pracy z Dockerfile</text:p>
      <text:p text:style-name="P28"><text:a xlink:type="simple" xlink:href="https://www.youtube.com/watch?v=ji8nC2z3wpg" text:style-name="Internet_20_link" text:visited-style-name="Visited_20_Internet_20_Link">https://www.youtube.com/watch?v=ji8nC2z3wpg</text:a></text:p>
      <text:p text:style-name="P28"/>
      <text:p text:style-name="P15">[Kurs Dockera <text:s/>#09] Dockerfile Multistage Build – Optymalizacja obrazów</text:p>
      <text:p text:style-name="P29"><text:a xlink:type="simple" xlink:href="https://www.youtube.com/watch?v=La9BN8MAFRk" text:style-name="Internet_20_link" text:visited-style-name="Visited_20_Internet_20_Link">https://www.youtube.com/watch?v=La9BN8MAFRk</text:a></text:p>
      <text:p text:style-name="P29"/>
      <text:p text:style-name="P15"><text:span text:style-name="T46">B</text:span>ykowski <text:span text:style-name="T46">blog</text:span></text:p>
      <text:p text:style-name="P29"><text:a xlink:type="simple" xlink:href="https://bykowski.pl/blog/" text:style-name="Internet_20_link" text:visited-style-name="Visited_20_Internet_20_Link">https://bykowski.pl/blog/</text:a></text:p>
      <text:p text:style-name="P29"/>
      <text:p text:style-name="P18">Microservice Orchestration vs Choreography – what’s the difference?</text:p>
      <text:p text:style-name="P30"><text:a xlink:type="simple" xlink:href="https://camunda.com/blog/2023/02/orchestration-vs-choreography/" text:style-name="Internet_20_link" text:visited-style-name="Visited_20_Internet_20_Link">https://camunda.com/blog/2023/02/orchestration-vs-choreography/</text:a></text:p>
      <text:p text:style-name="P30"/>
      <text:p text:style-name="P19">Circuit Breaker Pattern <text:span text:style-name="T48">(Bezpiecznik)</text:span></text:p>
      <text:p text:style-name="P31"><text:a xlink:type="simple" xlink:href="https://softwareskill.pl/circuit-breaker-pattern" text:style-name="Internet_20_link" text:visited-style-name="Visited_20_Internet_20_Link">https://softwareskill.pl/circuit-breaker-pattern</text:a></text:p>
      <text:p text:style-name="P28"/>
      <text:p text:style-name="P20">Jak nie zgubić zdarzenia, czyli wzorce Outbox i Inbox</text:p>
      <text:p text:style-name="P27"><text:a xlink:type="simple" xlink:href="https://oskar-dudycz.netlify.app/en/jak_nie_zgubic_zdarzenia_czyli_outbox_i_inbox_w_praktyce/" text:style-name="Internet_20_link" text:visited-style-name="Visited_20_Internet_20_Link">https://oskar-dudycz.netlify.app/en/jak_nie_zgubic_zdarzenia_czyli_outbox_i_inbox_w_praktyce/</text:a></text:p>
      <text:p text:style-name="P27"/>
      <text:p text:style-name="P17">Komunikacja między mikroserwisami</text:p>
      <text:p text:style-name="P32"><text:a xlink:type="simple" xlink:href="https://grzegorzdziedzic.pl/2020/07/19/komunikacja-miedzy-mikroserwisami/" text:style-name="Internet_20_link" text:visited-style-name="Visited_20_Internet_20_Link">https://grzegorzdziedzic.pl/2020/07/19/komunikacja-miedzy-mikroserwisami/</text:a></text:p>
      <text:p text:style-name="P32"/>
      <text:p text:style-name="P17"/>
      <text:p text:style-name="P17"/>
      <text:p text:style-name="P17"/>
      <text:p text:style-name="P17"><text:soft-page-break/>Apache Kafka - opis działania i zastosowania</text:p>
      <text:p text:style-name="P32"><text:a xlink:type="simple" xlink:href="https://bulldogjob.pl/readme/apache-kafka-opis-dzialania-i-zastosowania" text:style-name="Internet_20_link" text:visited-style-name="Visited_20_Internet_20_Link">https://bulldogjob.pl/readme/apache-kafka-opis-dzialania-i-zastosowania</text:a><text:line-break/><text:span text:style-name="T49">example: </text:span><text:a xlink:type="simple" xlink:href="https://github.com/dsu/kafka-streams-redis-lambda-poc/tree/main" text:style-name="Internet_20_link" text:visited-style-name="Visited_20_Internet_20_Link"><text:span text:style-name="T49">https://github.com/dsu/kafka-streams-redis-lambda-poc/tree/main</text:span></text:a></text:p>
      <text:p text:style-name="P33">example: <text:a xlink:type="simple" xlink:href="https://github.com/dsu/kafka-docker-subscription/tree/master" text:style-name="Internet_20_link" text:visited-style-name="Visited_20_Internet_20_Link">https://github.com/dsu/kafka-docker-subscription/tree/master</text:a></text:p>
      <text:p text:style-name="P33"/>
      <text:p text:style-name="P21">OWASP – co to jest?</text:p>
      <text:p text:style-name="P34"><text:a xlink:type="simple" xlink:href="https://semcore.pl/co-to-jest-owasp-wyjasnienie-i-omowienie-owasp-top-10/" text:style-name="Internet_20_link" text:visited-style-name="Visited_20_Internet_20_Link">https://semcore.pl/co-to-jest-owasp-wyjasnienie-i-omowienie-owasp-top-10/</text:a><text:line-break/><text:a xlink:type="simple" xlink:href="https://owasp.org/www-project-top-ten/" text:style-name="Internet_20_link" text:visited-style-name="Visited_20_Internet_20_Link">https://owasp.org/www-project-top-ten/</text:a></text:p>
      <text:p text:style-name="P34"/>
      <text:p text:style-name="P34"/>
      <text:p text:style-name="P32"/>
      <text:p text:style-name="P32"/>
      <text:p text:style-name="P27"/>
      <text:p text:style-name="P27"/>
      <text:p text:style-name="P27"/>
      <text:p text:style-name="P26"/>
      <text:h text:style-name="P57" text:outline-level="1"><text:span text:style-name="Strong_20_Emphasis"><text:span text:style-name="T37"/></text:span></text:h>
      <text:p text:style-name="P51"><text:span text:style-name="Strong_20_Emphasis"><text:span text:style-name="T37"/></text:span></text:p>
      <text:p text:style-name="P44"><text:span text:style-name="Strong_20_Emphasis"><text:span text:style-name="T7"/></text:span></text:p>
      <text:p text:style-name="P43"><text:span text:style-name="Strong_20_Emphasis"><text:span text:style-name="T7"/></text:span></text:p>
      <text:p text:style-name="P43"><text:span text:style-name="Strong_20_Emphasis"><text:span text:style-name="T7"/></text:span></text:p>
      <text:p text:style-name="P38"><text:span text:style-name="Strong_20_Emphasis"><text:span text:style-name="T7"/></text:span></text:p>
      <text:p text:style-name="P38"><text:span text:style-name="Strong_20_Emphasis"><text:span text:style-name="T7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pis_5f_kn" style:display-name="spis_kn" style:family="paragraph" style:parent-style-name="Contents_20_1" style:auto-update="true" style:default-outline-level="1" style:list-style-name="" style:class="text" style:master-page-name="">
      <style:paragraph-properties style:page-number="auto"/>
      <style:text-properties fo:color="#000000" loext:opacity="100%"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4DT8H49M47S</meta:editing-duration>
    <meta:editing-cycles>667</meta:editing-cycles>
    <meta:generator>LibreOffice/7.6.4.1$Windows_X86_64 LibreOffice_project/e19e193f88cd6c0525a17fb7a176ed8e6a3e2aa1</meta:generator>
    <dc:date>2025-09-23T21:39:08.223000000</dc:date>
    <meta:print-date>2025-09-23T21:39:00.385000000</meta:print-date>
    <meta:printed-by>Pliki PDF</meta:printed-by>
    <meta:document-statistic meta:table-count="0" meta:image-count="0" meta:object-count="0" meta:page-count="4" meta:paragraph-count="102" meta:word-count="380" meta:character-count="5863" meta:non-whitespace-character-count="5557"/>
    <meta:user-defined meta:name="Info 1"/>
    <meta:user-defined meta:name="Info 2"/>
    <meta:user-defined meta:name="Info 3"/>
    <meta:user-defined meta:name="Info 4"/>
  </office:meta>
</office:document-meta>
</file>